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2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Paragrafoelenco" style:family="paragraph"/>
    <style:style style:name="P4" style:parent-style-name="Paragrafoelenco" style:family="paragraph"/>
    <style:style style:name="P5" style:parent-style-name="Paragrafoelenco" style:family="paragraph"/>
    <style:style style:name="P6" style:parent-style-name="Paragrafoelenco" style:family="paragraph"/>
    <style:style style:name="P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Paragrafoelenco" style:family="paragraph"/>
    <style:style style:name="P9" style:parent-style-name="Paragrafoelenco" style:family="paragraph"/>
    <style:style style:name="P10" style:parent-style-name="Paragrafoelenco" style:family="paragraph"/>
    <style:style style:name="P11" style:parent-style-name="Paragrafoelenco" style:family="paragraph"/>
    <style:style style:name="P12" style:parent-style-name="Paragrafoelenco" style:family="paragraph"/>
    <style:style style:name="P13" style:parent-style-name="Paragrafoelenco" style:family="paragraph"/>
    <style:style style:name="P14" style:parent-style-name="Paragrafoelenco" style:family="paragraph"/>
    <style:style style:name="P15" style:parent-style-name="Paragrafoelenco" style:family="paragraph"/>
    <style:style style:name="P16" style:parent-style-name="Paragrafoelenco" style:family="paragraph"/>
    <style:style style:name="P17" style:parent-style-name="Paragrafoelenco" style:family="paragraph"/>
    <style:style style:name="P18" style:parent-style-name="Paragrafoelenco" style:family="paragraph"/>
    <style:style style:name="P19" style:parent-style-name="Paragrafoelenco" style:family="paragraph"/>
    <style:style style:name="P2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Paragrafoelenco" style:family="paragraph"/>
    <style:style style:name="P22" style:parent-style-name="Paragrafoelenco" style:family="paragraph"/>
    <style:style style:name="P23" style:parent-style-name="Paragrafoelenco" style:family="paragraph"/>
  </office:automatic-styles>
  <office:body>
    <office:text text:use-soft-page-breaks="true">
      <text:h text:style-name="P1" text:outline-level="2">Casi d’uso:</text:h>
      <text:p text:style-name="Normale"/>
      <text:p text:style-name="P2">Amministratore:</text:p>
      <text:list text:style-name="LFO4" text:continue-numbering="true">
        <text:list-item>
          <text:p text:style-name="P3">Aggiornare database(?)</text:p>
        </text:list-item>
        <text:list-item>
          <text:p text:style-name="P4">Rimuovere utente</text:p>
        </text:list-item>
        <text:list-item>
          <text:p text:style-name="P5">Degradare un utente</text:p>
        </text:list-item>
        <text:list-item>
          <text:p text:style-name="P6">Cancellare un gioco</text:p>
        </text:list-item>
      </text:list>
      <text:p text:style-name="P7">Utente:</text:p>
      <text:list text:style-name="LFO2" text:continue-numbering="true">
        <text:list-item>
          <text:p text:style-name="P8">Visualizzare un gioco</text:p>
        </text:list-item>
        <text:list-item>
          <text:p text:style-name="P9">Cercare un gioco</text:p>
        </text:list-item>
        <text:list-item>
          <text:p text:style-name="P10">Visualizzare liste di giochi organizzate per generi</text:p>
        </text:list-item>
        <text:list-item>
          <text:p text:style-name="P11">Dare un voto a un gioco</text:p>
        </text:list-item>
        <text:list-item>
          <text:p text:style-name="P12">Mettere un gioco come preferito</text:p>
        </text:list-item>
        <text:list-item>
          <text:p text:style-name="P13">Visualizzare la propria lista dei giochi preferiti</text:p>
        </text:list-item>
        <text:list-item>
          <text:p text:style-name="P14">Togliere un gioco dai preferiti</text:p>
        </text:list-item>
        <text:list-item>
          <text:p text:style-name="P15">Aggiungere un follower tramite il suo username</text:p>
        </text:list-item>
        <text:list-item>
          <text:p text:style-name="P16">Rimuovere un follower</text:p>
        </text:list-item>
        <text:list-item>
          <text:p text:style-name="P17">Visualizzare lista dei follower</text:p>
        </text:list-item>
        <text:list-item>
          <text:p text:style-name="P18">Ottenere suggerimenti su possibili follower compatibili</text:p>
        </text:list-item>
        <text:list-item>
          <text:p text:style-name="P19">Pagare per divenire analista</text:p>
        </text:list-item>
      </text:list>
      <text:p text:style-name="P20">Analista:</text:p>
      <text:list text:style-name="LFO2" text:continue-numbering="true">
        <text:list-item>
          <text:p text:style-name="P21">Stessi casi d’uso di utente tranne pagare per diventare analista</text:p>
        </text:list-item>
        <text:list-item>
          <text:p text:style-name="P22">Visualizzare statistiche sui generi</text:p>
        </text:list-item>
        <text:list-item>
          <text:p text:style-name="P23">Visualizzare statistiche sui giochi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 Barsanti</meta:initial-creator>
    <dc:creator>Nicola Barsanti</dc:creator>
    <meta:creation-date>2019-12-13T11:03:00Z</meta:creation-date>
    <dc:date>2019-12-13T12:15:00Z</dc:date>
    <meta:template xlink:href="Normal" xlink:type="simple"/>
    <meta:editing-cycles>1</meta:editing-cycles>
    <meta:editing-duration>PT0S</meta:editing-duration>
    <meta:document-statistic meta:page-count="1" meta:paragraph-count="1" meta:word-count="101" meta:character-count="680" meta:row-count="4" meta:non-whitespace-character-count="580"/>
  </office:meta>
</office:document-meta>
</file>